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Text_20_body">
      <style:text-properties officeooo:paragraph-rsid="0008a71b"/>
    </style:style>
    <style:style style:name="P4" style:family="paragraph" style:parent-style-name="Text_20_body">
      <style:text-properties fo:font-size="18pt" style:font-size-asian="18pt" style:font-size-complex="18pt"/>
    </style:style>
    <style:style style:name="T1" style:family="text">
      <style:text-properties fo:font-weight="bold"/>
    </style:style>
    <style:style style:name="T2" style:family="text">
      <style:text-properties fo:font-size="26pt" style:font-size-asian="26pt" style:font-size-complex="26pt"/>
    </style:style>
    <style:style style:name="T3" style:family="text">
      <style:text-properties fo:font-size="26pt" fo:font-weight="bold" style:font-size-asian="26pt" style:font-size-complex="26pt"/>
    </style:style>
    <style:style style:name="T4" style:family="text">
      <style:text-properties fo:font-size="16pt" style:font-size-asian="16pt" style:font-size-complex="16pt"/>
    </style:style>
    <style:style style:name="T5"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Vídeo:</text:span><text:span text:style-name="T2"> </text:span><text:a xlink:type="simple" xlink:href="http://www.youtube.com/watch?v=vJYo7SusO48" office:target-frame-name="_blank" xlink:show="new" text:style-name="Internet_20_link" text:visited-style-name="Visited_20_Internet_20_Link"><text:span text:style-name="T2">IF I WAS THE DEVIL, here's what I'd do (2026)</text:span></text:a></text:p>
      <text:p text:style-name="Text_20_body"><text:span text:style-name="T5">Se eu fosse o diabo, minha primeira vítima seriam as crianças. Desde o momento em que deixassem os ventres preciosos de suas mães e nascessem, eu as condicionaria a ver a divisão racial como uma norma. E não pararia até ter despojado sua inocência. Dividir e conquistar: é o truque mais antigo no livro de Gênesis. E veja, à medida que crescessem, eu continuaria minha infiltração; por 12 anos, eu roubaria seus corações e mentes e chamaria isso de educação. [</text:span><text:a xlink:type="simple" xlink:href="http://www.youtube.com/watch?v=vJYo7SusO48&amp;t=1" office:target-frame-name="_blank" xlink:show="new" text:style-name="Internet_20_link" text:visited-style-name="Visited_20_Internet_20_Link"><text:span text:style-name="T5">00:01</text:span></text:a><text:span text:style-name="T5">]</text:span></text:p>
      <text:p text:style-name="Text_20_body"><text:span text:style-name="T5">Se eu fosse o diabo, minha próxima vítima seriam as mulheres. Eu faria homens velhos e desatualizados controlarem os corpos e direitos das mulheres. Que melhor maneira de amaldiçoar a Deus do que desrespeitar as próprias portadoras da vida? [</text:span><text:a xlink:type="simple" xlink:href="http://www.youtube.com/watch?v=vJYo7SusO48&amp;t=35" office:target-frame-name="_blank" xlink:show="new" text:style-name="Internet_20_link" text:visited-style-name="Visited_20_Internet_20_Link"><text:span text:style-name="T5">00:35</text:span></text:a><text:span text:style-name="T5">]</text:span></text:p>
      <text:p text:style-name="Text_20_body"><text:span text:style-name="T5">Falando em Deus, se eu fosse o diabo, quando se trata de religião, eu montaria meu plano perfeitamente. Eu permitiria que você adorasse Jesus todo domingo, e nos outros seis dias, eu faria você me adorar na forma de dinheiro, fama, luxúria e ganância. Para a minha religião, eu não precisaria converter você; eu transformaria os dez mandamentos em dez sugestões e faria a sinalização de virtude ser mais importante do que a própria virtude. Eu te daria religião apenas o suficiente para vocês se odiarem, mas não o suficiente para se amarem. E para minha estratégia maligna final, eu faria você esquecer que todo o propósito da religião era a espiritualidade. [</text:span><text:a xlink:type="simple" xlink:href="http://www.youtube.com/watch?v=vJYo7SusO48&amp;t=44" office:target-frame-name="_blank" xlink:show="new" text:style-name="Internet_20_link" text:visited-style-name="Visited_20_Internet_20_Link"><text:span text:style-name="T5">00:44</text:span></text:a><text:span text:style-name="T5">]</text:span></text:p>
      <text:p text:style-name="Text_20_body"><text:span text:style-name="T5">Se eu fosse o diabo, eu não viria vestido com uma capa vermelha e chifres pontiagudos. Eu dirigiria uma Lambo, teria um rosto bonito e um cinto da Gucci. Basicamente, eu tomaria a forma de </text:span><text:soft-page-break/><text:span text:style-name="T5">tudo o que você sempre desejou e assistiria você criar seu próprio inferno. Eu não preciso incendiar a Terra. E quanto aos políticos, eu não mudaria nada; eles já estão fazendo meu trabalho sujo. [</text:span><text:a xlink:type="simple" xlink:href="http://www.youtube.com/watch?v=vJYo7SusO48&amp;t=78" office:target-frame-name="_blank" xlink:show="new" text:style-name="Internet_20_link" text:visited-style-name="Visited_20_Internet_20_Link"><text:span text:style-name="T5">01:18</text:span></text:a><text:span text:style-name="T5">]</text:span></text:p>
      <text:p text:style-name="Text_20_body"><text:span text:style-name="T5">Se eu fosse o diabo, discretamente, eu estaria nos bastidores. Você não precisaria me ver. Eu normalizaria a disfunção e chamaria isso de reality TV. E nesta realidade, eu atacaria sua autoestima, tornando difícil se curar. Eu te mostraria imagens de corpos falsos e os tornaria mais atraentes do que os reais. [</text:span><text:a xlink:type="simple" xlink:href="http://www.youtube.com/watch?v=vJYo7SusO48&amp;t=108" office:target-frame-name="_blank" xlink:show="new" text:style-name="Internet_20_link" text:visited-style-name="Visited_20_Internet_20_Link"><text:span text:style-name="T5">01:48</text:span></text:a><text:span text:style-name="T5">]</text:span></text:p>
      <text:p text:style-name="Text_20_body"><text:span text:style-name="T5">Se eu fosse o diabo, eu faria você rezar para a tecnologia e idolatrar aqueles que a criaram. Eu faria do "engajamento" (clout) a droga número um e roubaria milhões de almas perdidas enquanto elas a perseguissem. Agora, se eu fosse o diabo, eu não faria tudo de uma vez. Eu levaria meu tempo. Em vez disso, eu corroeria sua moral pouco a pouco, exatamente como o câncer se espalha. [</text:span><text:a xlink:type="simple" xlink:href="http://www.youtube.com/watch?v=vJYo7SusO48&amp;t=120" office:target-frame-name="_blank" xlink:show="new" text:style-name="Internet_20_link" text:visited-style-name="Visited_20_Internet_20_Link"><text:span text:style-name="T5">02:00</text:span></text:a><text:span text:style-name="T5">]</text:span></text:p>
      <text:p text:style-name="Text_20_body"><text:span text:style-name="T5">Falando em câncer, se eu fosse o diabo, eu te alimentaria com comida saborosa que te deixa doente. Depois, eu transformaria seus médicos em traficantes de drogas, vendendo pílulas que fazem você voltar em vez de realmente curar. Sim, se eu fosse Lúcifer, eu saberia que a vida e a morte estão na língua. Então, eu faria do seu faca e garfo o seu carrasco. Veja, você não pode alcançar uma consciência superior se o seu corpo estiver doente. Você não optará por informações positivas se tiver inflamação. Se eu fosse Satã, minha astúcia seria admirada. Por que você acha que a palavra "inflamação" literalmente significa "colocar fogo"? [</text:span><text:a xlink:type="simple" xlink:href="http://www.youtube.com/watch?v=vJYo7SusO48&amp;t=138" office:target-frame-name="_blank" xlink:show="new" text:style-name="Internet_20_link" text:visited-style-name="Visited_20_Internet_20_Link"><text:span text:style-name="T5">02:18</text:span></text:a><text:span text:style-name="T5">]</text:span></text:p>
      <text:p text:style-name="Text_20_body"><text:span text:style-name="T5">Se eu fosse o diabo, eu te mostraria como realmente ostentar. Eu lançaria pandemias no mundo para dar às pessoas a chance de </text:span><text:soft-page-break/><text:span text:style-name="T5">realmente cuidarem umas das outras, e então me sentaria e riria enquanto elas se explorassem e ficassem com medo umas das outras. [</text:span><text:a xlink:type="simple" xlink:href="http://www.youtube.com/watch?v=vJYo7SusO48&amp;t=180" office:target-frame-name="_blank" xlink:show="new" text:style-name="Internet_20_link" text:visited-style-name="Visited_20_Internet_20_Link"><text:span text:style-name="T5">03:00</text:span></text:a><text:span text:style-name="T5">]</text:span></text:p>
      <text:p text:style-name="Text_20_body"><text:span text:style-name="T5">Basicamente, se eu fosse o diabo, eu continuaria fazendo o que estou fazendo. Deus é minha testemunha, eu já controlo seus sistemas. Não tente lutar contra isso, pois para o meu último truque, eu faria pessoas inteligentes como você duvidarem se eu algum dia existi. [</text:span><text:a xlink:type="simple" xlink:href="http://www.youtube.com/watch?v=vJYo7SusO48&amp;t=199" office:target-frame-name="_blank" xlink:show="new" text:style-name="Internet_20_link" text:visited-style-name="Visited_20_Internet_20_Link"><text:span text:style-name="T5">03:19</text:span></text:a><text:span text:style-name="T5">]</text:span></text:p>
      <text:p text:style-name="P1"/>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5T14:36:11.263272469</meta:creation-date>
    <dc:date>2026-03-25T14:46:58.011947233</dc:date>
    <meta:editing-duration>PT10M47S</meta:editing-duration>
    <meta:editing-cycles>2</meta:editing-cycles>
    <meta:generator>LibreOffice/24.2.7.2$Linux_X86_64 LibreOffice_project/420$Build-2</meta:generator>
    <meta:document-statistic meta:table-count="0" meta:image-count="0" meta:object-count="0" meta:page-count="3" meta:paragraph-count="10" meta:word-count="640" meta:character-count="3711" meta:non-whitespace-character-count="3081"/>
  </office:meta>
</office:document-meta>
</file>